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58cm" fo:min-width="3.4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8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6cm" svg:height="4cm" svg:x="7.2cm" svg:y="2.7cm">
          <text:p text:style-name="P1"><text:span text:style-name="T1">E0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cm" svg:height="4cm" svg:x="13.2cm" svg:y="6.6cm">
          <text:p text:style-name="P1"><text:span text:style-name="T1">E1</text:span></text:p>
          <text:p text:style-name="P1">Clr = ‘1’</text:p>
          <text:p text:style-name="P1">i = 0</text:p>
          <text:p text:style-name="P1">DataValid = ‘0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cm" svg:height="4cm" svg:x="13.2cm" svg:y="11.8cm">
          <text:p text:style-name="P1"><text:span text:style-name="T1">E2</text:span></text:p>
          <text:p text:style-name="P1">Clr = ‘0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cm" svg:height="4cm" svg:x="11.285cm" svg:y="16.526cm">
          <text:p text:style-name="P1"><text:span text:style-name="T1">E3</text:span></text:p>
          <text:p text:style-name="P1">reg(i) = Rx</text:p>
          <text:p text:style-name="P1">i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cm" svg:height="4cm" svg:x="1.1cm" svg:y="9.4cm">
          <text:p text:style-name="P1"><text:span text:style-name="T1">E7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cm" svg:height="4cm" svg:x="1cm" svg:y="3.2cm">
          <text:p text:style-name="P1"><text:span text:style-name="T1">E9</text:span></text:p>
          <text:p text:style-name="P1">RxError = ‘0’</text:p>
          <text:p text:style-name="P1">Data_out &lt;= reg</text:p>
          <text:p text:style-name="P1">DataValid = ‘1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cm" svg:height="4cm" svg:x="7.152cm" svg:y="8.688cm">
          <text:p text:style-name="P1"><text:span text:style-name="T1">E8</text:span></text:p>
          <text:p text:style-name="P1">RxError = ‘1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cm" svg:height="4cm" svg:x="4.7cm" svg:y="18.6cm">
          <text:p text:style-name="P1"><text:span text:style-name="T1">E5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9cm" svg:y1="8.6cm" svg:x2="10cm" svg:y2="6.5cm">
          <text:p/>
        </draw:line>
        <draw:line draw:style-name="gr2" draw:text-style-name="P2" draw:layer="layout" svg:x1="6.6cm" svg:y1="5.1cm" svg:x2="7.4cm" svg:y2="5.1cm">
          <text:p/>
        </draw:line>
        <draw:line draw:style-name="gr2" draw:text-style-name="P2" draw:layer="layout" svg:x1="3.7cm" svg:y1="9.4cm" svg:x2="3.4cm" svg:y2="7.3cm">
          <text:p/>
        </draw:line>
        <draw:line draw:style-name="gr2" draw:text-style-name="P2" draw:layer="layout" svg:x1="6.7cm" svg:y1="11.3cm" svg:x2="7.3cm" svg:y2="11cm">
          <text:p/>
        </draw:line>
        <draw:line draw:style-name="gr2" draw:text-style-name="P2" draw:layer="layout" svg:x1="4.733cm" svg:y1="14.454cm" svg:x2="4.233cm" svg:y2="13.354cm">
          <text:p/>
        </draw:line>
        <draw:line draw:style-name="gr2" draw:text-style-name="P2" draw:layer="layout" svg:x1="11.7cm" svg:y1="19.7cm" svg:x2="10.1cm" svg:y2="19.8cm">
          <text:p/>
        </draw:line>
        <draw:line draw:style-name="gr2" draw:text-style-name="P2" draw:layer="layout" svg:x1="16cm" svg:y1="15.8cm" svg:x2="15.3cm" svg:y2="16.7cm">
          <text:p/>
        </draw:line>
        <draw:line draw:style-name="gr2" draw:text-style-name="P2" draw:layer="layout" svg:x1="16cm" svg:y1="10.5cm" svg:x2="16cm" svg:y2="11.8cm">
          <text:p/>
        </draw:line>
        <draw:line draw:style-name="gr2" draw:text-style-name="P2" draw:layer="layout" svg:x1="12.1cm" svg:y1="5.9cm" svg:x2="14.1cm" svg:y2="7.3cm">
          <text:p/>
        </draw:line>
        <draw:frame draw:style-name="gr3" draw:text-style-name="P3" draw:layer="layout" svg:width="3cm" svg:height="0.962cm" svg:x="16cm" svg:y="20.738cm">
          <draw:text-box>
            <text:p>Tick = ‘1’</text:p>
          </draw:text-box>
        </draw:frame>
        <draw:frame draw:style-name="gr3" draw:text-style-name="P3" draw:layer="layout" svg:width="3cm" svg:height="0.962cm" svg:x="16.019cm" svg:y="15.85cm">
          <draw:text-box>
            <text:p>Tick = ‘1’</text:p>
          </draw:text-box>
        </draw:frame>
        <draw:frame draw:style-name="gr4" draw:text-style-name="P3" draw:layer="layout" svg:width="2.039cm" svg:height="0.962cm" svg:x="9.761cm" svg:y="18.4cm">
          <draw:text-box>
            <text:p>i = 8</text:p>
          </draw:text-box>
        </draw:frame>
        <draw:frame draw:style-name="gr3" draw:text-style-name="P3" draw:layer="layout" svg:width="3cm" svg:height="0.962cm" svg:x="1.3cm" svg:y="13.9cm">
          <draw:text-box>
            <text:p>Tick = ‘1’</text:p>
          </draw:text-box>
        </draw:frame>
        <draw:frame draw:style-name="gr4" draw:text-style-name="P3" draw:layer="layout" svg:width="2.636cm" svg:height="0.962cm" svg:x="4cm" svg:y="8.1cm">
          <draw:text-box>
            <text:p>Rx = ‘1’</text:p>
          </draw:text-box>
        </draw:frame>
        <draw:frame draw:style-name="gr5" draw:text-style-name="P3" draw:layer="layout" svg:width="2.636cm" svg:height="0.962cm" svg:x="7.019cm" svg:y="12.677cm">
          <draw:text-box>
            <text:p>Rx = ‘0’</text:p>
          </draw:text-box>
        </draw:frame>
        <draw:frame draw:style-name="gr6" draw:text-style-name="P3" draw:layer="layout" svg:width="8.215cm" svg:height="0.962cm" svg:x="1.545cm" svg:y="1.641cm">
          <draw:text-box>
            <text:p>MAE de la partie Réception</text:p>
          </draw:text-box>
        </draw:frame>
        <draw:frame draw:style-name="gr7" draw:text-style-name="P3" draw:layer="layout" svg:width="3.88cm" svg:height="7.361cm" svg:x="1.42cm" svg:y="20.3cm">
          <draw:text-box>
            <text:p><text:span text:style-name="T1">Entrées :</text:span><text:line-break/>- Rx</text:p>
            <text:p>- Clk</text:p>
            <text:p>- Tick</text:p>
            <text:p>- Rst</text:p>
            <text:p><text:span text:style-name="T1">Sorties :</text:span></text:p>
            <text:p>- Data_out</text:p>
            <text:p>- Data_valid</text:p>
            <text:p>- RxError</text:p>
            <text:p>- Clr</text:p>
          </draw:text-box>
        </draw:frame>
        <draw:frame draw:style-name="gr8" draw:text-style-name="P3" draw:layer="layout" svg:width="12.372cm" svg:height="2.384cm" svg:x="7.5cm" svg:y="25.297cm">
          <draw:text-box>
            <text:p><text:span text:style-name="T1">Signaux :</text:span></text:p>
            <text:p>- Signal reg : std_logic_vector(7 downto 0)</text:p>
            <text:p>- Signal i : natural := ‘0’</text:p>
          </draw:text-box>
        </draw:frame>
        <draw:line draw:style-name="gr2" draw:text-style-name="P2" draw:layer="layout" svg:x1="13.6cm" svg:y1="2.8cm" svg:x2="12cm" svg:y2="3.3cm">
          <text:p/>
        </draw:line>
        <draw:frame draw:style-name="gr9" draw:text-style-name="P3" draw:layer="layout" svg:width="1.455cm" svg:height="0.962cm" svg:x="13.745cm" svg:y="3.1cm">
          <draw:text-box>
            <text:p>Rst</text:p>
          </draw:text-box>
        </draw:frame>
        <draw:frame draw:style-name="gr3" draw:text-style-name="P3" draw:layer="layout" svg:width="3cm" svg:height="0.962cm" svg:x="10.4cm" svg:y="20.8cm">
          <draw:text-box>
            <text:p>Tick = ‘1’</text:p>
          </draw:text-box>
        </draw:frame>
        <draw:custom-shape draw:style-name="gr1" draw:text-style-name="P2" draw:layer="layout" svg:width="5.6cm" svg:height="4cm" svg:x="11.753cm" svg:y="21.715cm">
          <text:p text:style-name="P1"><text:span text:style-name="T1">E4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1cm" svg:y1="20.4cm" svg:x2="15.3cm" svg:y2="21.9cm">
          <text:p/>
        </draw:line>
        <draw:line draw:style-name="gr2" draw:text-style-name="P2" draw:layer="layout" svg:x1="13.5cm" svg:y1="21.8cm" svg:x2="13.5cm" svg:y2="20.4cm">
          <text:p/>
        </draw:line>
        <draw:custom-shape draw:style-name="gr1" draw:text-style-name="P2" draw:layer="layout" svg:width="5.6cm" svg:height="4cm" svg:x="2.8cm" svg:y="14.3cm">
          <text:p text:style-name="P1"><text:span text:style-name="T1">E6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6cm" svg:y1="18.7cm" svg:x2="6.5cm" svg:y2="18.1cm">
          <text:p/>
        </draw:line>
        <draw:frame draw:style-name="gr10" draw:text-style-name="P3" draw:layer="layout" svg:width="4cm" svg:height="1.673cm" svg:x="1.416cm" svg:y="18.385cm">
          <draw:text-box>
            <text:p>Tick = <text:s/>‘1’</text:p>
          </draw:text-box>
        </draw:frame>
        <draw:frame draw:style-name="gr4" draw:text-style-name="P3" draw:layer="layout" svg:width="2.356cm" svg:height="0.962cm" svg:x="13.244cm" svg:y="5.438cm">
          <draw:text-box>
            <text:p>Rx = 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4:06:15.194000000</meta:creation-date>
    <dc:date>2018-02-21T09:06:19.521000000</dc:date>
    <meta:editing-duration>PT2H34M33S</meta:editing-duration>
    <meta:editing-cycles>5</meta:editing-cycles>
    <meta:generator>LibreOffice/5.4.4.2$Windows_X86_64 LibreOffice_project/2524958677847fb3bb44820e40380acbe820f960</meta:generator>
    <meta:document-statistic meta:object-count="36"/>
  </office:meta>
</office:document-meta>
</file>